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5cm" fo:min-width="16.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174cm" fo:min-width="0.138cm"/>
    </style:style>
    <style:style style:name="gr4" style:family="graphic" style:parent-style-name="standard">
      <style:graphic-properties draw:textarea-horizontal-align="justify" draw:textarea-vertical-align="middle" draw:auto-grow-height="false" fo:min-height="2.45cm" fo:min-width="13.9cm"/>
    </style:style>
    <style:style style:name="gr5" style:family="graphic" style:parent-style-name="standard">
      <style:graphic-properties draw:textarea-horizontal-align="justify" draw:textarea-vertical-align="middle" draw:auto-grow-height="false" fo:min-height="2.25cm" fo:min-width="2.3cm"/>
    </style:style>
    <style:style style:name="gr6" style:family="graphic" style:parent-style-name="standard">
      <style:graphic-properties draw:textarea-horizontal-align="justify" draw:textarea-vertical-align="middle" draw:auto-grow-height="false" fo:min-height="1.65cm" fo:min-width="13.8cm"/>
    </style:style>
    <style:style style:name="gr7" style:family="graphic" style:parent-style-name="standard">
      <style:graphic-properties draw:textarea-horizontal-align="justify" draw:textarea-vertical-align="middle" draw:auto-grow-height="false" fo:min-height="3.85cm" fo:min-width="17.4cm"/>
    </style:style>
    <style:style style:name="gr8" style:family="graphic" style:parent-style-name="standard">
      <style:graphic-properties draw:textarea-horizontal-align="justify" draw:textarea-vertical-align="middle" draw:auto-grow-height="false" fo:min-height="3.75cm" fo:min-width="17.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3cm" svg:height="1.1cm" svg:x="1.4cm" svg:y="1.1cm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1.586cm" svg:height="-0.001cm" svg:x="1.78cm" svg:y="1.395cm" svg:viewBox="0 0 1587 0" svg:d="M0 0c480-1 961 0 1443 0h144">
          <text:p/>
        </draw:path>
        <draw:path draw:style-name="gr2" draw:text-style-name="P2" draw:layer="layout" svg:width="1.923cm" svg:height="0cm" svg:x="1.636cm" svg:y="1.731cm" svg:viewBox="0 0 1924 1" svg:d="M0 1c480-1 961-1 1443 0h481">
          <text:p/>
        </draw:path>
        <draw:path draw:style-name="gr2" draw:text-style-name="P2" draw:layer="layout" svg:width="1.923cm" svg:height="0cm" svg:x="1.828cm" svg:y="1.971cm" svg:viewBox="0 0 1924 1" svg:d="M0 1c480-1 961-1 1443 0h481">
          <text:p/>
        </draw:path>
        <draw:custom-shape draw:style-name="gr3" draw:text-style-name="P1" draw:layer="layout" svg:width="0.9cm" svg:height="0.6cm" svg:x="17.4cm" svg:y="1.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1" draw:layer="layout" svg:width="14.4cm" svg:height="2.7cm" svg:x="1.5cm" svg:y="2.8cm">
          <text:p text:style-name="P1">Event </text:p>
          <text:p text:style-name="P1">Event x2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8cm" svg:height="2.5cm" svg:x="16.8cm" svg:y="2.8cm">
          <text:p text:style-name="P1">Voir plu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4.3cm" svg:height="1.9cm" svg:x="1.7cm" svg:y="6.4cm">
          <text:p text:style-name="P1">Dernieres Note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8cm" svg:height="2.5cm" svg:x="16.6cm" svg:y="6.2cm">
          <text:p text:style-name="P1">Voir plu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7.9cm" svg:height="4.1cm" svg:x="1.8cm" svg:y="9.4cm">
          <text:p text:style-name="P1">Donner votre appréciation sur un cour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7.6cm" svg:height="4cm" svg:x="2cm" svg:y="14.2cm">
          <text:p text:style-name="P1">Boites à idée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1T12:06:17.032000000</meta:creation-date>
    <dc:date>2018-11-21T15:28:02.077000000</dc:date>
    <meta:editing-duration>PT1H41M24S</meta:editing-duration>
    <meta:editing-cycles>1</meta:editing-cycles>
    <meta:document-statistic meta:object-count="11"/>
    <meta:generator>LibreOffice/6.0.6.2$Windows_X86_64 LibreOffice_project/0c292870b25a325b5ed35f6b45599d2ea4458e77</meta:generator>
  </office:meta>
</office:document-meta>
</file>